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431cm" fo:margin-left="-0.191cm" fo:margin-top="0cm" fo:margin-bottom="0cm" table:align="left" style:writing-mode="lr-tb"/>
    </style:style>
    <style:style style:name="Tableau1.A" style:family="table-column">
      <style:table-column-properties style:column-width="3.522cm"/>
    </style:style>
    <style:style style:name="Tableau1.B" style:family="table-column">
      <style:table-column-properties style:column-width="15.90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.B1" style:family="table-cell">
      <style:table-cell-properties fo:background-color="#c6d9f1" fo:padding-left="0.191cm" fo:padding-right="0.191cm" fo:padding-top="0cm" fo:padding-bottom="0cm" fo:border="0.035cm solid #4f81bd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none" fo:border-right="none" fo:border-top="0.035cm solid #4f81bd" fo:border-bottom="none">
        <style:background-image/>
      </style:table-cell-properties>
    </style:style>
    <style:style style:name="Tableau1.B2" style:family="table-cell">
      <style:table-cell-properties fo:background-color="#8db3e2" fo:padding-left="0.191cm" fo:padding-right="0.191cm" fo:padding-top="0cm" fo:padding-bottom="0cm" fo:border-left="0.026cm solid #4f81bd" fo:border-right="0.035cm solid #4f81bd" fo:border-top="0.035cm solid #4f81bd" fo:border-bottom="0.035cm solid #4f81bd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4pt" style:font-size-asian="4pt" style:font-size-complex="4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mbria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mbria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color="#000000" style:font-name="Cambria"/>
    </style:style>
    <style:style style:name="T3" style:family="text">
      <style:text-properties fo:color="#000000" style:font-name="Cambria" style:font-weight-complex="bold"/>
    </style:style>
    <style:style style:name="T4" style:family="text">
      <style:text-properties fo:color="#000000" style:font-name="Cambria" fo:font-weight="bold" style:font-weight-asian="bold" style:font-weight-complex="bold"/>
    </style:style>
    <style:style style:name="T5" style:family="text">
      <style:text-properties fo:color="#000000" style:font-name="Cambria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20019649160145534" text:style-name="Outline">
        <text:list-item>
          <text:h text:style-name="P6" text:outline-level="1"><text:span text:style-name="T1">CZO SSHCZO Metadata Worksheet</text:span></text:h>
        </text:list-item>
      </text:list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text:span text:style-name="T3">Data File Name</text:span></text:p>
            <text:p text:style-name="P4"/>
          </table:table-cell>
          <table:table-cell table:style-name="Tableau1.B1" office:value-type="string">
            <text:p text:style-name="P3"><text:span text:style-name="T4">SE shale hills sap-flow 2013.xls</text:span></text:p>
            <text:p text:style-name="P3"><text:span text:style-name="T4">SE shale hills sap-flow 2014.xls</text:span></text:p>
            <text:p text:style-name="P3"><text:span text:style-name="T4">SW shale hills sap-flow 2013.xls</text:span></text:p>
            <text:p text:style-name="P3"><text:span text:style-name="T4">SW shale hills sap-flow 2014.xls</text:span></text:p>
            <text:p text:style-name="P3"><text:span text:style-name="T4">NE shale hills sap-flow 2013.xls</text:span></text:p>
            <text:p text:style-name="P3"><text:span text:style-name="T4">NE shale hills sap-flow 2014.xls</text:span></text:p>
            <text:p text:style-name="P3"><text:span text:style-name="T4">NW shale hills sap-flow 2013.xls</text:span></text:p>
            <text:p text:style-name="P3"><text:span text:style-name="T4">NW shale hills sap-flow 2014</text:span><text:bookmark text:name="_GoBack"/><text:span text:style-name="T4">.xls</text:span></text:p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3">Date Prepared</text:span></text:p>
            <text:p text:style-name="P4"/>
          </table:table-cell>
          <table:table-cell table:style-name="Tableau1.B2" office:value-type="string">
            <text:p text:style-name="P3"><text:span text:style-name="T2">2/25/15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Descriptive Title</text:span></text:p>
            <text:p text:style-name="P4"/>
          </table:table-cell>
          <table:table-cell table:style-name="Tableau1.B1" office:value-type="string">
            <text:p text:style-name="P3"><text:span text:style-name="T3">Shale Hills Sap-flux 2013-2014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Update Frequency</text:span></text:p>
            <text:p text:style-name="P4"/>
          </table:table-cell>
          <table:table-cell table:style-name="Tableau1.B2" office:value-type="string">
            <text:p text:style-name="P3"><text:span text:style-name="T2">10 min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Abstract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B1" office:value-type="string">
            <text:p text:style-name="Standard"><text:span text:style-name="T2">Sap-flux measurements for five trees at four locations (NE, NW, SE, SW) for 2013 and 2014. <text:s/>The same trees were measured both years starting approximately in May and continuing until November. <text:s/>Tree codes are as follow ACSA = </text:span><text:span text:style-name="T5">Acer saccharum</text:span><text:span text:style-name="T2">, QURU = </text:span><text:span text:style-name="T5">Quercus rubra</text:span><text:span text:style-name="T2">, QUPR = </text:span><text:span text:style-name="T5">Quercus prinus. </text:span><text:span text:style-name="T2">Below are the trees used at each site where the first number refers to the data column, the second number is the tree id number followed by the species code.</text:span></text:p>
            <text:p text:style-name="Standard">NE 1= 613 QURU, 2=620 ACSA, 3=622 QUPR, 4=636 QURU, 5=657 QUPR</text:p>
            <text:p text:style-name="Standard">NW 1=102 QURU, 2=110 QURU, 3=121 QUPR, 4=137 ACSA, 5= 205 QUPR</text:p>
            <text:p text:style-name="Standard">SW 1=1074 QURU, 2=1077 QURU, 3=1080 QUPR, 4=1164 ACSA, 5= 1170 QUPR </text:p>
            <text:p text:style-name="Standard">SE  1=no# ACSA, 2= 1266 QUPR, 3= 1271 QURU, 4=1329 QUPR, 5=1331 QURU </text:p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3"><text:span text:style-name="T3">Investigator</text:span></text:p>
            <text:p text:style-name="P3"><text:span text:style-name="T3">Contact Info</text:span></text:p>
            <text:p text:style-name="P4"/>
          </table:table-cell>
          <table:table-cell table:style-name="Tableau1.B2" office:value-type="string">
            <text:p text:style-name="P3"><text:span text:style-name="T2">David Eissenstat, 201 Forest Resources Bldg, 814-863-3371, dme9@psu.edu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Data Value Descriptions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B1" office:value-type="string">
            <text:p text:style-name="P3"><text:span text:style-name="T2">Col1 : Date and time (for the SE site which initially used a CR10x for data logging, the first four columns refer to year, Julian date, date, and time)</text:span></text:p>
            <text:p text:style-name="P3"><text:span text:style-name="T2">Col2: Record number</text:span></text:p>
            <text:p text:style-name="P3"><text:span text:style-name="T2">Col3-Col8: Ave mV (temp. differential)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Keywords</text:span></text:p>
            <text:p text:style-name="P4"/>
            <text:p text:style-name="P4"/>
          </table:table-cell>
          <table:table-cell table:style-name="Tableau1.B2" office:value-type="string">
            <text:p text:style-name="P3"><text:span text:style-name="T2">Sap-Flux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Methods</text:span></text:p>
            <text:p text:style-name="P4"><text:soft-page-break/></text:p>
            <text:p text:style-name="P4"/>
            <text:p text:style-name="P4"/>
            <text:p text:style-name="P4"/>
            <text:p text:style-name="P4"/>
          </table:table-cell>
          <table:table-cell table:style-name="Tableau1.B1" office:value-type="string">
            <text:p text:style-name="P3"><text:span text:style-name="T2">Dynamax sap-flux probes, one per tree with data logged by a Campbell CR1000 datalogger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Sites</text:span></text:p>
          </table:table-cell>
          <table:table-cell table:style-name="Tableau1.B2" office:value-type="string">
            <text:p text:style-name="P3"><text:span text:style-name="T2">Lat / Long coordinates of the dataloggers is unknown, however the location can be inferred from tree id and tree survey location</text:span></text:p>
            <text:p text:style-name="P5"/>
            <text:p text:style-name="P5"/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3"><text:span text:style-name="T3">Publications</text:span></text:p>
            <text:p text:style-name="P4"/>
          </table:table-cell>
          <table:table-cell table:style-name="Tableau1.B1" office:value-type="string">
            <text:p text:style-name="P3"><text:span text:style-name="T2">None yet.</text:span></text:p>
            <text:p text:style-name="P5"/>
          </table:table-cell>
        </table:table-row>
      </table:table>
      <text:list xml:id="list33615267" text:continue-numbering="true" text:style-name="Outline">
        <text:list-item>
          <text:h text:style-name="Heading_20_1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ZO Metadata Worksheet</dc:title>
    <meta:initial-creator>CEI</meta:initial-creator>
    <dc:creator>THOMAS ADAMS</dc:creator>
    <meta:editing-cycles>2</meta:editing-cycles>
    <meta:creation-date>2015-02-25T17:50:00</meta:creation-date>
    <dc:date>2015-02-25T17:50:00</dc:date>
    <meta:editing-duration>P0D</meta:editing-duration>
    <meta:generator>OpenOffice/4.1.3$Win32 OpenOffice.org_project/413m1$Build-9783</meta:generator>
    <meta:document-statistic meta:table-count="1" meta:image-count="0" meta:object-count="0" meta:page-count="2" meta:paragraph-count="37" meta:word-count="282" meta:character-count="1690"/>
    <meta:user-defined meta:name="AppVersion">14.0000</meta:user-defined>
    <meta:user-defined meta:name="Company">Penn Sta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